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de5fd" officeooo:paragraph-rsid="000ee89c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rsid="000de5fd" officeooo:paragraph-rsid="000ee89c" style:font-size-asian="14pt" style:font-size-complex="14pt"/>
    </style:style>
    <style:style style:name="T1" style:family="text">
      <style:text-properties officeooo:rsid="001b8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1">Факультут прикладной физики и математики</text:p>
      <text:p text:style-name="P1">Кафедра вычислительной матемитики и программирования</text:p>
      <text:p text:style-name="P1"/>
      <text:p text:style-name="P1"/>
      <text:p text:style-name="P1"><text:span text:style-name="T1">Лабораторные работы</text:span> по курсу </text:p>
      <text:p text:style-name="P1">«<text:span text:style-name="T1">Средства и технологии мультимедиа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Студент: Забарин Н.И. <text:s/></text:p>
      <text:p text:style-name="P2">Преподаватель: <text:s text:c="25"/></text:p>
      <text:p text:style-name="P2">Дата: <text:s text:c="25"/></text:p>
      <text:p text:style-name="P2">Оценка: <text:s text:c="25"/></text:p>
      <text:p text:style-name="P2">Подпись: <text:s text:c="25"/></text:p>
      <text:p text:style-name="P2"/>
      <text:p text:style-name="P1">Москва, 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10:24:49.843674812</meta:creation-date>
    <dc:date>2017-05-03T10:25:11.619637374</dc:date>
    <meta:editing-duration>PT22S</meta:editing-duration>
    <meta:editing-cycles>1</meta:editing-cycles>
    <meta:document-statistic meta:table-count="0" meta:image-count="0" meta:object-count="0" meta:page-count="1" meta:paragraph-count="11" meta:word-count="30" meta:character-count="360" meta:non-whitespace-character-count="234"/>
    <meta:generator>LibreOffice/5.1.6.2$Linux_X86_64 LibreOffice_project/10m0$Build-2</meta:generator>
  </office:meta>
</office:document-meta>
</file>